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text-align="center" style:justify-single-word="false"/>
    </style:style>
    <style:style style:name="P3" style:family="paragraph" style:parent-style-name="Text_20_body">
      <style:paragraph-properties fo:margin-top="0cm" fo:margin-bottom="0cm"/>
      <style:text-properties style:text-underline-style="solid" style:text-underline-width="auto" style:text-underline-color="font-color"/>
    </style:style>
    <style:style style:name="P4" style:family="paragraph" style:parent-style-name="Text_20_body">
      <style:paragraph-properties fo:margin-top="0cm" fo:margin-bottom="0cm" fo:text-align="start" style:justify-single-word="false"/>
    </style:style>
    <style:style style:name="P5" style:family="paragraph" style:parent-style-name="Text_20_body">
      <style:paragraph-properties fo:margin-top="0cm" fo:margin-bottom="0cm" fo:text-align="start" style:justify-single-word="false"/>
      <style:text-properties style:text-underline-style="none"/>
    </style:style>
    <style:style style:name="P6" style:family="paragraph" style:parent-style-name="Text_20_body">
      <style:paragraph-properties fo:margin-top="0cm" fo:margin-bottom="0cm" fo:text-align="start" style:justify-single-word="false"/>
      <style:text-properties style:text-underline-style="none"/>
    </style:style>
    <style:style style:name="P7" style:family="paragraph" style:parent-style-name="Text_20_body">
      <style:paragraph-properties fo:margin-top="0cm" fo:margin-bottom="0cm"/>
      <style:text-properties fo:color="#000080"/>
    </style:style>
    <style:style style:name="P8" style:family="paragraph" style:parent-style-name="Text_20_body">
      <style:paragraph-properties fo:margin-top="0cm" fo:margin-bottom="0cm"/>
      <style:text-properties fo:color="#000080" style:text-underline-style="solid" style:text-underline-width="auto" style:text-underline-color="font-color"/>
    </style:style>
    <style:style style:name="P9" style:family="paragraph" style:parent-style-name="Text_20_body">
      <style:paragraph-properties fo:margin-top="0cm" fo:margin-bottom="0cm" fo:text-align="start" style:justify-single-word="false"/>
      <style:text-properties fo:color="#000080" style:text-underline-style="solid" style:text-underline-width="auto" style:text-underline-color="font-color"/>
    </style:style>
    <style:style style:name="P10" style:family="paragraph" style:parent-style-name="Text_20_body" style:list-style-name="L1">
      <style:paragraph-properties fo:margin-top="0cm" fo:margin-bottom="0cm" fo:text-align="center" style:justify-single-word="false"/>
      <style:text-properties fo:color="#661900" style:text-underline-style="solid" style:text-underline-width="auto" style:text-underline-color="font-color" fo:font-weight="bold" style:font-weight-asian="bold" style:font-weight-complex="bold"/>
    </style:style>
    <style:style style:name="P11" style:family="paragraph" style:parent-style-name="Text_20_body">
      <style:paragraph-properties fo:margin-top="0cm" fo:margin-bottom="0cm"/>
      <style:text-properties fo:color="#003366"/>
    </style:style>
    <style:style style:name="P12" style:family="paragraph" style:parent-style-name="Text_20_body">
      <style:paragraph-properties fo:margin-top="0cm" fo:margin-bottom="0cm"/>
      <style:text-properties fo:color="#003366" style:text-underline-style="none"/>
    </style:style>
    <style:style style:name="P13" style:family="paragraph" style:parent-style-name="Text_20_body">
      <style:paragraph-properties fo:margin-top="0cm" fo:margin-bottom="0cm" fo:text-align="start" style:justify-single-word="false"/>
      <style:text-properties fo:color="#003366" style:text-underline-style="none"/>
    </style:style>
    <style:style style:name="P14" style:family="paragraph" style:parent-style-name="Text_20_body">
      <style:paragraph-properties fo:margin-top="0cm" fo:margin-bottom="0cm" fo:text-align="center" style:justify-single-word="false"/>
      <style:text-properties fo:color="#003366"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color="#ccff00"/>
    </style:style>
    <style:style style:name="T3" style:family="text">
      <style:text-properties fo:color="#669900"/>
    </style:style>
    <style:style style:name="T4" style:family="text">
      <style:text-properties fo:color="#808080"/>
    </style:style>
    <style:style style:name="T5" style:family="text">
      <style:text-properties fo:color="#cc3300"/>
    </style:style>
    <style:style style:name="T6" style:family="text">
      <style:text-properties fo:color="#661900"/>
    </style:style>
    <style:style style:name="T7" style:family="text">
      <style:text-properties fo:color="#6699cc"/>
    </style:style>
    <style:style style:name="T8" style:family="text">
      <style:text-properties fo:color="#00336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list xml:id="list1445786029544180620" text:style-name="L1">
        <text:list-header>
          <text:p text:style-name="P10">OBJECTIFS D'APPRENTISSAGE</text:p>
        </text:list-header>
      </text:list>
      <text:p text:style-name="P2"/>
      <text:p text:style-name="P4"/>
      <text:p text:style-name="P4"/>
      <text:p text:style-name="P9">Quel est mon objectif au long terme ?</text:p>
      <text:p text:style-name="P5"/>
      <text:p text:style-name="P13">J'ai choisi la formation OpenClassRooms à la suite d'une décision de reconversion profesionnelle. <text:s/></text:p>
      <text:p text:style-name="P13"/>
      <text:p text:style-name="P13">Bien qu'étant très confortable dans mon rôle d'assistant de direction dans une banque privée, je souhaitais pouvoir m'épanouir professionnellement dans le domaine qui me passionne : la programmation. </text:p>
      <text:p text:style-name="P13"/>
      <text:p text:style-name="P13">J'ai commencé par me renseigner sur le métier de développeur application à travers divers articles, forum et offres d'emploi. </text:p>
      <text:p text:style-name="P13">Au fur est à mesure de mes lectures , je me rendis compte que, bien que ce projet apparaissait très ambitieux, une reconversion professionnelle n'était pas impossible. </text:p>
      <text:p text:style-name="P13"/>
      <text:p text:style-name="P13">Au cours de mes recherches, j'appris également que l'univers du développement possède une multitude de langages. Des langages client, des langages serveur, des langages base de donnéés tel que SQL, des langages très usités, d'autres qui ne sont plus utilisés. </text:p>
      <text:p text:style-name="P13"/>
      <text:p text:style-name="P13">Souhaitant prendre part à la création de projets d'application taillés pour les entreprises, j'ai naturellement choisi le langage JAVA. </text:p>
      <text:p text:style-name="P13">Ce langage, bien que complexe, me parraît (d'après mes lectures) vraiment adapté pour une première immersion dans le monde de la programmation. </text:p>
      <text:p text:style-name="P13">Ayant un scope d'utilisation dans des domaines plus que variés, et étant utilisé par un très grand nombre, j'espère que l'apprentissage des concepts présents dans ce langage me sera utile à deux titres : </text:p>
      <text:p text:style-name="P13"><text:tab/>- d'une part, obtenir les prérequis nécessaires pour devenir spécialiste en <text:tab/> <text:tab/>développement Java, et intégrer une grande entreprise tel qu' IBM. <text:s text:c="6"/></text:p>
      <text:p text:style-name="P13"><text:s text:c="6"/></text:p>
      <text:p text:style-name="P5"><text:span text:style-name="T8"><text:tab/>- d'autre part, me permettre de comprendre et apprendre d'autres languages, et ainsi <text:tab/>posséder un panel de compétences plus diversifié. <text:s/></text:span><text:span text:style-name="T7"><text:s/></text:span><text:s/></text:p>
      <text:p text:style-name="P5"/>
      <text:p text:style-name="P5"/>
      <text:p text:style-name="P2"/>
      <text:p text:style-name="P8">Quel est mon rythme d'apprentissage ?</text:p>
      <text:p text:style-name="P3"/>
      <text:p text:style-name="P12">Mon objectif en matière de rythme d'apprentissage est de consacrer au <text:span text:style-name="T1">minimum</text:span> 6h par jour à l'avancement de la formation. </text:p>
      <text:p text:style-name="P12"/>
      <text:p text:style-name="P12">Après avoir franchi ce minimum auto-imposé, et avoir évalué la progression réalisée au cours de ces 6h de travail, je souhaite pouvoir être en capacité de choisir parmi les possibilités suivantes : </text:p>
      <text:p text:style-name="P12"/>
      <text:p text:style-name="P12"><text:tab/>- continuer l'avancement de la formation.</text:p>
      <text:p text:style-name="P12"><text:tab/>- approfondir des concepts (avec autres supports) abordés dans les cours OpenClassRooms. </text:p>
      <text:p text:style-name="P12"><text:tab/>- remplir des objectifs personnels.</text:p>
      <text:p text:style-name="P12"/>
      <text:p text:style-name="P12">Passionné, je songe également à définir des limites au maxima :) ! <text:s text:c="4"/></text:p>
      <text:p text:style-name="P11"/>
      <text:p text:style-name="P1"/>
      <text:p text:style-name="P7"><text:soft-page-break/><text:span text:style-name="T1">Comment vais-je gérer les moments de frustrations ?</text:span> </text:p>
      <text:p text:style-name="P1"/>
      <text:p text:style-name="P11">Au cours de mes années d'expérience, j'ai bien compris qu'il n'existe pas de formule miracle pour se protéger ou “soigner” de la frustration. La frustration est un sentiment humain ressenti lorsque l'on fait face à une difficulté nous apparaissant alors insurmontable. </text:p>
      <text:p text:style-name="P11"/>
      <text:p text:style-name="P11">Néanmoins, chacun développe (même les non-développeurs :) ), des méthodes afin de gérer ces moments de frustrations. Je vous présente quelques-unes des miennes ci-dessous : </text:p>
      <text:p text:style-name="P11"/>
      <text:p text:style-name="P11"><text:tab/>- Multiplier les sources : si je ne comprends pas une explication de cours, je recherche une <text:tab/><text:tab/><text:tab/><text:tab/> <text:s text:c="4"/>explication alternative. </text:p>
      <text:p text:style-name="P11"><text:s text:c="7"/></text:p>
      <text:p text:style-name="P11"><text:tab/>- Faire du sport : façonne le corps, mais aussi l'esprit! </text:p>
      <text:p text:style-name="P11"/>
      <text:p text:style-name="P11"><text:tab/>- Faire une pause : parfois une pause de quelques minutes vous permet de prendre du recul, <text:tab/><text:tab/><text:tab/> <text:s text:c="6"/>d'avoir de nouvelles idées. Ne pas hésiter à se faire un thé / café dans les <text:tab/><text:tab/><text:tab/> <text:s text:c="6"/>moments difficiles.</text:p>
      <text:p text:style-name="P11"><text:s text:c="6"/><text:tab/></text:p>
      <text:p text:style-name="P11"><text:tab/>- Partager sa frustration : à défaut d'apporter la solution, votre famile et vos amis vous <text:tab/><text:tab/><text:tab/><text:tab/><text:tab/> <text:s text:c="4"/>apporteront du soutient. <text:s text:c="2"/></text:p>
      <text:p text:style-name="P1"/>
      <text:p text:style-name="P1"/>
      <text:p text:style-name="P1"><text:s/></text:p>
      <text:p text:style-name="P1"><text:s text:c="2"/></text:p>
      <text:p text:style-name="P1"/>
      <text:p text:style-name="P1"><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30T10:33:32.53</meta:creation-date>
    <meta:generator>OpenOffice/4.1.3$Win32 OpenOffice.org_project/413m1$Build-9783</meta:generator>
    <dc:date>2018-04-30T15:11:16.81</dc:date>
    <meta:editing-duration>PT3H15M57S</meta:editing-duration>
    <meta:editing-cycles>22</meta:editing-cycles>
    <meta:document-statistic meta:table-count="0" meta:image-count="0" meta:object-count="0" meta:page-count="2" meta:paragraph-count="32" meta:word-count="505" meta:character-count="3331"/>
  </office:meta>
</office:document-meta>
</file>